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0" calcext:value-type="float">
            <text:p>0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59"/>
          <table:table-cell table:style-name="ce65" table:number-columns-repeated="4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4.5" calcext:value-type="float">
            <text:p>4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5.5" calcext:value-type="float">
            <text:p>5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2" calcext:value-type="float">
            <text:p>2</text:p>
          </table:table-cell>
          <table:table-cell table:style-name="ce70" table:formula="of:=SUM([.U3:.U7])" office:value-type="float" office:value="0" calcext:value-type="float">
            <text:p>0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0" calcext:value-type="float">
            <text:p>0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1:58:19.7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3T11:58:38.230000000</dc:date>
    <meta:editing-cycles>34</meta:editing-cycles>
    <meta:editing-duration>PT11M38S</meta:editing-duration>
    <meta:document-statistic meta:table-count="5" meta:cell-count="524" meta:object-count="0"/>
  </office:meta>
</office:document-meta>
</file>